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acd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Structural <text:s/>(matchmaker) analysis</text:p>
      <text:p text:style-name="Preformatted_20_Text"/>
      <text:p text:style-name="Preformatted_20_Text">Parameters:</text:p>
      <text:p text:style-name="Preformatted_20_Text">Reference structure: topology-1200-odd-atoms.pdb (#0)</text:p>
      <text:p text:style-name="Preformatted_20_Text">structure(s) to match: 2k39 (#1.1)</text:p>
      <text:p text:style-name="Preformatted_20_Text">Chain pairing: Best aligning pair of chains between reference and match structure</text:p>
      <text:p text:style-name="Preformatted_20_Text">Alignment algorithm: Needleman - Wunsch</text:p>
      <text:p text:style-name="Preformatted_20_Text">Matrix: BLOSUM-62; gap extension penalty: 1</text:p>
      <text:p text:style-name="Preformatted_20_Text">Include secondary structure</text:p>
      <text:p text:style-name="Preformatted_20_Text">score : yes, 30% residue similarity</text:p>
      <text:p text:style-name="Preformatted_20_Text">Scoring Matrix: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tab/><text:tab/>H<text:tab/>S<text:tab/>O</text:p>
      <text:p text:style-name="P1">Helix<text:tab/><text:tab/>6<text:tab/>-<text:tab/>-</text:p>
      <text:p text:style-name="P1">Strand<text:tab/>-9<text:tab/>6<text:tab/>-</text:p>
      <text:p text:style-name="Preformatted_20_Text">Coil<text:tab/><text:tab/>-6<text:tab/>-6<text:tab/>4</text:p>
      <text:p text:style-name="Preformatted_20_Text"/>
      <text:p text:style-name="Preformatted_20_Text">Gap opening penalties:</text:p>
      <text:p text:style-name="Preformatted_20_Text">Intra-helix: 18</text:p>
      <text:p text:style-name="Preformatted_20_Text">Intra-strand: 18</text:p>
      <text:p text:style-name="Preformatted_20_Text">Any other: 6</text:p>
      <text:p text:style-name="Preformatted_20_Text">compute secondary structure assignments: yes</text:p>
      <text:p text:style-name="Preformatted_20_Text">Show pairwise alignments: no</text:p>
      <text:p text:style-name="Preformatted_20_Text">Matching: Iterate by pruning long atom pairs until no pair exceeds: 2 angstroms, checked yes.</text:p>
      <text:p text:style-name="Preformatted_20_Text">After superposition, compute structure-based multiple sequence alignment: no</text:p>
      <text:p text:style-name="Preformatted_20_Text"/>
      <text:p text:style-name="Preformatted_20_Text">Observations:</text:p>
      <text:p text:style-name="Preformatted_20_Text"/>
      <text:p text:style-name="Preformatted_20_Text"/>
      <text:p text:style-name="Preformatted_20_Text">#0’s secondary structure<text:tab/>#1.1’s secondary structure<text:tab/>Residue</text:p>
      <text:p text:style-name="Preformatted_20_Text">Coil<text:tab/><text:tab/><text:tab/><text:tab/><text:tab/>Strand<text:tab/><text:tab/><text:tab/><text:tab/>38 to 41</text:p>
      <text:p text:style-name="Preformatted_20_Text">Coil<text:tab/><text:tab/><text:tab/><text:tab/><text:tab/>Strand<text:tab/><text:tab/><text:tab/><text:tab/>34</text:p>
      <text:p text:style-name="Preformatted_20_Text">Coil<text:tab/><text:tab/><text:tab/><text:tab/><text:tab/>Strand<text:tab/><text:tab/><text:tab/><text:tab/>12 and 16</text:p>
      <text:p text:style-name="Preformatted_20_Text">Coil<text:tab/><text:tab/><text:tab/><text:tab/><text:tab/>Strand<text:tab/><text:tab/><text:tab/><text:tab/>2 and 7</text:p>
      <text:p text:style-name="Preformatted_20_Text">Coil<text:tab/><text:tab/><text:tab/><text:tab/><text:tab/>Strand<text:tab/><text:tab/><text:tab/><text:tab/>71</text:p>
      <text:p text:style-name="Preformatted_20_Text"/>
      <text:p text:style-name="Preformatted_20_Text">Residues mostly align. Residues 71 to 76 comprising a coil on the tail end,do not align, as would be expected, owing to the placement of the coil and lack of structural constraints.</text:p>
      <text:p text:style-name="Preformatted_20_Text"/>
      <text:p text:style-name="Preformatted_20_Text"/>
      <text:p text:style-name="Preformatted_20_Text">Clustering Bioemu Ensemble</text:p>
      <text:p text:style-name="Preformatted_20_Text"/>
      <text:p text:style-name="Preformatted_20_Text">Parameters:</text:p>
      <text:p text:style-name="Preformatted_20_Text">Select atoms of ‘all members’: yes</text:p>
      <text:p text:style-name="Preformatted_20_Text">Color ‘all members’: yes</text:p>
      <text:p text:style-name="Preformatted_20_Text">Choose ‘all members’ in Model Panel: yes</text:p>
      <text:p text:style-name="Preformatted_20_Text">File saved as ~/PDBs/2k39-clusters-of-all-atom-bioemu-samples/clustering-only-bioemu-samples-no-nmr-samples</text:p>
      <text:p text:style-name="Preformatted_20_Text"/>
      <text:p text:style-name="Preformatted_20_Text"/>
      <text:p text:style-name="Preformatted_20_Text"/>
      <text:p text:style-name="Preformatted_20_Text">PC Analysis, under the hood of library function</text:p>
      <text:p text:style-name="Preformatted_20_Text"><text:s/>Align all frames trajectory to the first. This step optional </text:p>
      <text:p text:style-name="Preformatted_20_Text">Construct a 3Nx3N <text:s/>covariance matrix for the N atoms in your trajectory. The covariance is, by default, to the average structure over the trajectory, although you can provide a mean to replace it.</text:p>
      <text:p text:style-name="Preformatted_20_Text"><text:soft-page-break/>Diagonalize the covariance matrix. The eigenvectors are the principal components and the eigenvalues are the associated variance.</text:p>
      <text:p text:style-name="Preformatted_20_Text">Sort the eigenvalues in descending order, so that the principal components are ordered by variance</text:p>
      <text:p text:style-name="Preformatted_20_Text"/>
      <text:p text:style-name="Preformatted_20_Text">Molecular Dynamics analysis and Molecular Dynamics</text:p>
      <text:p text:style-name="Preformatted_20_Text">[Viewing Shreya’s analysis of 2LUM. She’s doing PCA analysis.] It looks like PCA analysis is on motion and they are rendering trajectories along axis of maximum variance, or in other words, along axes where there’s been maximum motion.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09T10:02:06.197845927</dc:date>
    <meta:editing-duration>PT5M4S</meta:editing-duration>
    <meta:editing-cycles>1</meta:editing-cycles>
    <meta:document-statistic meta:table-count="0" meta:image-count="0" meta:object-count="0" meta:page-count="2" meta:paragraph-count="43" meta:word-count="317" meta:character-count="2157" meta:non-whitespace-character-count="1840"/>
    <meta:generator>LibreOffice/7.4.7.2$Linux_X86_64 LibreOffice_project/40$Build-2</meta:generator>
  </office:meta>
</office:document-meta>
</file>